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87cm"/>
    </style:style>
    <style:style style:name="gr5" style:family="graphic" style:parent-style-name="objectwithoutfill">
      <style:graphic-properties svg:stroke-width="0.106cm" svg:stroke-color="#0084d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objectwithoutfill">
      <style:graphic-properties svg:stroke-width="0.106cm" svg:stroke-color="#00458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.578cm" fo:min-width="1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objectwithoutfill">
      <style:graphic-properties draw:stroke="dash" draw:stroke-dash="Dashed_20__28_var_29_" svg:stroke-width="0.106cm" svg:stroke-color="#ff9900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draw:stroke="dash" draw:stroke-dash="Dashed_20__28_var_29_" svg:stroke-width="0.106cm" svg:stroke-color="#ff9900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ashed_20__28_var_29_" svg:stroke-width="0.053cm" svg:stroke-color="#ff9900" draw:marker-start="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gr14" style:family="graphic" style:parent-style-name="objectwithoutfill">
      <style:graphic-properties svg:stroke-width="0.053cm" svg:stroke-color="#0084d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Dashed_20__28_var_29_" svg:stroke-width="0.053cm" svg:stroke-color="#0084d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026cm"/>
    </style:style>
    <style:style style:name="gr17" style:family="graphic" style:parent-style-name="objectwithoutfill">
      <style:graphic-properties draw:stroke="dash" draw:stroke-dash="Dashed_20__28_var_29_" svg:stroke-width="0.053cm" svg:stroke-color="#ff9900" draw:marker-start="Line_20_Arrow" draw:marker-start-width="0.28cm" draw:marker-end-width="0.28cm" svg:stroke-linecap="butt" draw:fill="none" draw:textarea-vertical-align="middle" fo:padding-top="0.152cm" fo:padding-bottom="0.152cm" fo:padding-left="0.277cm" fo:padding-right="0.27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4d1"/>
    </style:style>
    <style:style style:name="P4" style:family="paragraph">
      <style:paragraph-properties fo:text-align="center"/>
      <style:text-properties fo:color="#004586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 fo:font-weight="bold" style:font-weight-asian="bold" style:font-weight-complex="bold"/>
    </style:style>
    <style:style style:name="T3" style:family="text">
      <style:text-properties fo:color="#996600" fo:font-weight="bold" style:font-weight-asian="bold" style:font-weight-complex="bold"/>
    </style:style>
    <style:style style:name="T4" style:family="text">
      <style:text-properties fo:color="#000066" fo:font-weight="bold" style:font-weight-asian="bold" style:font-weight-complex="bold"/>
    </style:style>
    <style:style style:name="T5" style:family="text">
      <style:text-properties fo:color="#660066" fo:font-weight="bold" style:font-weight-asian="bold" style:font-weight-complex="bold"/>
    </style:style>
    <style:style style:name="T6" style:family="text">
      <style:text-properties fo:color="#336600" fo:font-weight="bold" style:font-weight-asian="bold" style:font-weight-complex="bold"/>
    </style:style>
    <style:style style:name="T7" style:family="text">
      <style:text-properties fo:color="#4b1f6f" fo:font-weight="bold" style:font-weight-asian="bold" style:font-weight-complex="bold"/>
    </style:style>
    <style:style style:name="T8" style:family="text">
      <style:text-properties fo:color="#0084d1"/>
    </style:style>
    <style:style style:name="T9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97cm" svg:height="0.962cm" svg:x="3.676cm" svg:y="1.347cm">
            <draw:text-box>
              <text:p><text:span text:style-name="T1">&lt;</text:span><text:span text:style-name="T2">BMI </text:span><text:span text:style-name="T1">{{</text:span><text:span text:style-name="T3">height</text:span><text:span text:style-name="T4">, </text:span><text:span text:style-name="T5">weight</text:span><text:span text:style-name="T1">}}</text:span><text:span text:style-name="T1">/&gt;</text:span></text:p>
            </draw:text-box>
          </draw:frame>
          <draw:frame draw:style-name="gr2" draw:text-style-name="P1" draw:layer="layout" svg:width="5.855cm" svg:height="0.962cm" svg:x="1.388cm" svg:y="8.461cm">
            <draw:text-box>
              <text:p><text:span text:style-name="T1">&lt;</text:span><text:span text:style-name="T2">Slider </text:span><text:span text:style-name="T1">{</text:span><text:span text:style-name="T3">height</text:span><text:span text:style-name="T1">}/&gt;</text:span></text:p>
            </draw:text-box>
          </draw:frame>
          <draw:frame draw:style-name="gr3" draw:text-style-name="P1" draw:layer="layout" svg:width="11.973cm" svg:height="0.962cm" svg:x="0.846cm" svg:y="4.885cm">
            <draw:text-box>
              <text:p><text:span text:style-name="T1">&lt;</text:span><text:span text:style-name="T2">Augmented </text:span><text:span text:style-name="T1">{{</text:span><text:span text:style-name="T3">height</text:span><text:span text:style-name="T1">, </text:span><text:span text:style-name="T5">weight</text:span><text:span text:style-name="T1">, </text:span><text:span text:style-name="T6">bmi</text:span><text:span text:style-name="T1">}}/&gt;</text:span></text:p>
            </draw:text-box>
          </draw:frame>
          <draw:frame draw:style-name="gr4" draw:text-style-name="P1" draw:layer="layout" svg:width="5.867cm" svg:height="0.962cm" svg:x="4.794cm" svg:y="9.756cm">
            <draw:text-box>
              <text:p><text:span text:style-name="T1">&lt;</text:span><text:span text:style-name="T2">Slider </text:span><text:span text:style-name="T1">{</text:span><text:span text:style-name="T7">weight</text:span><text:span text:style-name="T1">}/&gt;</text:span></text:p>
            </draw:text-box>
          </draw:frame>
          <draw:g>
            <draw:path draw:style-name="gr5" draw:text-style-name="P2" draw:layer="layout" svg:width="2.502cm" svg:height="0.858cm" draw:transform="rotate (-0.0675442420533543) translate (4.57073622659788cm 6.3711049519996cm)" svg:viewBox="0 0 2503 859" svg:d="M0 429c1619-1173 2503 430 2503 430">
              <text:p/>
            </draw:path>
            <draw:path draw:style-name="gr6" draw:text-style-name="P2" draw:layer="layout" svg:width="2.502cm" svg:height="0.862cm" draw:transform="rotate (-0.0675442420533543) translate (4.54178177460046cm 6.79912672680729cm)" svg:viewBox="0 0 2503 863" svg:d="M0 0c1134 1646 2503 431 2503 431">
              <text:p/>
            </draw:path>
            <draw:frame draw:style-name="gr7" draw:text-style-name="P3" draw:layer="layout" svg:width="2.233cm" svg:height="0.962cm" draw:transform="rotate (-0.237888377047969) translate (4.826cm 6.361cm)">
              <draw:text-box>
                <text:p text:style-name="P2"><text:span text:style-name="T8">height</text:span></text:p>
              </draw:text-box>
            </draw:frame>
          </draw:g>
          <draw:g>
            <draw:path draw:style-name="gr8" draw:text-style-name="P2" draw:layer="layout" svg:width="2.539cm" svg:height="0.635cm" svg:x="7.069cm" svg:y="2.901cm" svg:viewBox="0 0 2540 636" svg:d="M0 636c1397-1430 2540 0 2540 0">
              <text:p/>
            </draw:path>
            <draw:path draw:style-name="gr8" draw:text-style-name="P2" draw:layer="layout" svg:width="2.539cm" svg:height="0.635cm" svg:x="7.069cm" svg:y="3.537cm" svg:viewBox="0 0 2540 636" svg:d="M0 0c1397 1430 2540 0 2540 0">
              <text:p/>
            </draw:path>
            <draw:frame draw:style-name="gr9" draw:text-style-name="P4" draw:layer="layout" svg:width="1.95cm" svg:height="0.962cm" svg:x="7.407cm" svg:y="3.003cm">
              <draw:text-box>
                <text:p text:style-name="P2"><text:span text:style-name="T9">{bmi}</text:span></text:p>
              </draw:text-box>
            </draw:frame>
          </draw:g>
          <draw:g>
            <draw:path draw:style-name="gr5" draw:text-style-name="P2" draw:layer="layout" svg:width="2.526cm" svg:height="0.767cm" draw:transform="rotate (-0.192509816496125) translate (7.59863247004575cm 6.76316432656758cm)" svg:viewBox="0 0 2527 768" svg:d="M0 768c1245-1563 2527-256 2527-256">
              <text:p/>
            </draw:path>
            <draw:path draw:style-name="gr5" draw:text-style-name="P2" draw:layer="layout" svg:width="2.526cm" svg:height="0.766cm" draw:transform="rotate (-0.192509816496125) translate (7.50067512067554cm 7.26570622303434cm)" svg:viewBox="0 0 2527 767" svg:d="M0 257c1534 1281 2527-257 2527-257">
              <text:p/>
            </draw:path>
            <draw:frame draw:style-name="gr10" draw:text-style-name="P3" draw:layer="layout" svg:width="2.339cm" svg:height="0.962cm" draw:transform="rotate (-0.0912807198804731) translate (7.595cm 6.999cm)">
              <draw:text-box>
                <text:p text:style-name="P2"><text:span text:style-name="T8">weight</text:span></text:p>
              </draw:text-box>
            </draw:frame>
          </draw:g>
          <draw:line draw:style-name="gr11" draw:text-style-name="P2" draw:layer="layout" svg:x1="10.466cm" svg:y1="2.308cm" svg:x2="9.61cm" svg:y2="3.303cm">
            <text:p/>
          </draw:line>
          <draw:line draw:style-name="gr11" draw:text-style-name="P2" draw:layer="layout" svg:x1="7.121cm" svg:y1="3.243cm" svg:x2="6.086cm" svg:y2="2.248cm">
            <text:p/>
          </draw:line>
          <draw:line draw:style-name="gr11" draw:text-style-name="P2" draw:layer="layout" svg:x1="5.567cm" svg:y1="4.961cm" svg:x2="7.058cm" svg:y2="3.803cm">
            <text:p/>
          </draw:line>
          <draw:line draw:style-name="gr11" draw:text-style-name="P2" draw:layer="layout" svg:x1="11.339cm" svg:y1="4.943cm" svg:x2="9.59cm" svg:y2="3.801cm">
            <text:p/>
          </draw:line>
          <draw:line draw:style-name="gr12" draw:text-style-name="P2" draw:layer="layout" svg:x1="7.032cm" svg:y1="7.084cm" svg:x2="7.48cm" svg:y2="5.652cm">
            <text:p/>
          </draw:line>
          <draw:line draw:style-name="gr12" draw:text-style-name="P2" draw:layer="layout" svg:x1="4.76cm" svg:y1="6.519cm" svg:x2="5.637cm" svg:y2="5.733cm">
            <text:p/>
          </draw:line>
          <draw:line draw:style-name="gr12" draw:text-style-name="P2" draw:layer="layout" svg:x1="4.33cm" svg:y1="8.5cm" svg:x2="4.595cm" svg:y2="6.996cm">
            <text:p/>
          </draw:line>
          <draw:line draw:style-name="gr12" draw:text-style-name="P2" draw:layer="layout" svg:x1="6.138cm" svg:y1="8.587cm" svg:x2="6.792cm" svg:y2="7.672cm">
            <text:p/>
          </draw:line>
          <draw:line draw:style-name="gr12" draw:text-style-name="P2" draw:layer="layout" svg:x1="7.582cm" svg:y1="7.289cm" svg:x2="7.986cm" svg:y2="5.731cm">
            <text:p/>
          </draw:line>
          <draw:line draw:style-name="gr12" draw:text-style-name="P2" draw:layer="layout" svg:x1="9.965cm" svg:y1="7.454cm" svg:x2="9.873cm" svg:y2="5.731cm">
            <text:p/>
          </draw:line>
          <draw:line draw:style-name="gr12" draw:text-style-name="P2" draw:layer="layout" svg:x1="7.641cm" svg:y1="9.872cm" svg:x2="7.467cm" svg:y2="7.694cm">
            <text:p/>
          </draw:line>
          <draw:line draw:style-name="gr12" draw:text-style-name="P2" draw:layer="layout" svg:x1="9.515cm" svg:y1="9.829cm" svg:x2="9.928cm" svg:y2="7.948cm">
            <text:p/>
          </draw:line>
          <draw:frame draw:style-name="gr4" draw:text-style-name="P1" draw:layer="layout" svg:width="5.904cm" svg:height="0.962cm" svg:x="9.761cm" svg:y="9.155cm">
            <draw:text-box>
              <text:p><text:span text:style-name="T1">&lt;</text:span><text:span text:style-name="T2">K.span</text:span><text:span text:style-name="T1">&gt;{</text:span><text:span text:style-name="T6">bmi</text:span><text:span text:style-name="T1">}&lt;</text:span><text:span text:style-name="T1">/&gt;</text:span></text:p>
            </draw:text-box>
          </draw:frame>
          <draw:line draw:style-name="gr13" draw:text-style-name="P2" draw:layer="layout" svg:x1="10.936cm" svg:y1="7.577cm" svg:x2="10.387cm" svg:y2="5.755cm">
            <text:p/>
          </draw:line>
          <draw:g>
            <draw:path draw:style-name="gr14" draw:text-style-name="P2" draw:layer="layout" svg:width="2.526cm" svg:height="0.767cm" draw:transform="rotate (0.18622663118776) translate (10.7997744751644cm 6.9978403046206cm)" svg:viewBox="0 0 2527 768" svg:d="M0 768c1245-1563 2527-256 2527-256">
              <text:p/>
            </draw:path>
            <draw:path draw:style-name="gr15" draw:text-style-name="P2" draw:layer="layout" svg:width="2.526cm" svg:height="0.766cm" draw:transform="rotate (0.18622663118776) translate (10.894572347857cm 7.50098776147032cm)" svg:viewBox="0 0 2527 767" svg:d="M0 257c1534 1281 2527-257 2527-257">
              <text:p/>
            </draw:path>
            <draw:frame draw:style-name="gr16" draw:text-style-name="P3" draw:layer="layout" svg:width="1.526cm" svg:height="0.965cm" draw:transform="rotate (0.287455727803412) translate (11.338cm 7.07cm)">
              <draw:text-box>
                <text:p text:style-name="P2"><text:span text:style-name="T8">bmi</text:span></text:p>
              </draw:text-box>
            </draw:frame>
          </draw:g>
          <draw:line draw:style-name="gr13" draw:text-style-name="P2" draw:layer="layout" svg:x1="13.206cm" svg:y1="6.869cm" svg:x2="11.389cm" svg:y2="5.733cm">
            <text:p/>
          </draw:line>
          <draw:line draw:style-name="gr17" draw:text-style-name="P2" draw:layer="layout" svg:x1="14.176cm" svg:y1="9.283cm" svg:x2="13.393cm" svg:y2="7.149cm">
            <text:p/>
          </draw:line>
          <draw:line draw:style-name="gr17" draw:text-style-name="P2" draw:layer="layout" svg:x1="13.022cm" svg:y1="9.27cm" svg:x2="11.106cm" svg:y2="7.9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sa Karvonen</meta:initial-creator>
    <meta:creation-date>2016-02-28T21:46:09</meta:creation-date>
    <dc:date>2016-03-05T08:05:33</dc:date>
    <dc:creator>Vesa Karvonen</dc:creator>
    <meta:editing-duration>PT2H10M23S</meta:editing-duration>
    <meta:editing-cycles>12</meta:editing-cycles>
    <meta:generator>OpenOffice/4.1.2$Unix OpenOffice.org_project/412m3$Build-9782</meta:generator>
    <meta:document-statistic meta:object-count="38"/>
  </office:meta>
</office:document-meta>
</file>